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15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2cm" draw:marker-start="StrokedTriang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start="StrokedCirc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gr8" style:family="graphic" style:parent-style-name="standard">
      <style:graphic-properties svg:stroke-width="0.02cm" draw:marker-start="StrokedDiamond" draw:marker-start-width="0.23cm" draw:marker-end="Line_20_Arrow" draw:marker-end-width="0.23cm" draw:textarea-horizontal-align="center" draw:textarea-vertical-align="bottom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5" style:family="paragraph">
      <style:paragraph-properties fo:margin-left="0cm" fo:margin-right="0cm" fo:margin-top="0.1cm" fo:margin-bottom="0.1cm" fo:line-height="100%" fo:text-align="start" fo:text-indent="0cm"/>
    </style:style>
    <style:style style:name="P6" style:family="paragraph">
      <style:paragraph-properties fo:text-align="start"/>
      <style:text-properties fo:font-family="Helvetica" style:font-family-generic="swiss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family="Helvetica" style:font-family-generic="swiss" fo:font-size="10pt" style:font-size-asian="10pt" style:font-size-complex="10pt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Helvetica" style:font-family-generic="swiss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8" draw:layer="layout" svg:width="2cm" svg:height="1cm" svg:x="11.8cm" svg:y="12.8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g draw:id="id2">
          <draw:glue-point draw:id="4" svg:x="1.571cm" svg:y="3.5cm" draw:escape-direction="right"/>
          <draw:custom-shape draw:style-name="gr1" draw:text-style-name="P2" draw:layer="layout" svg:width="3.5cm" svg:height="1cm" svg:x="15.3cm" svg:y="12.3cm">
            <text:p text:style-name="P1"><text:span text:style-name="T1">Scenario Adapt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3.5cm" svg:height="1cm" svg:x="15.3cm" svg:y="13.3cm">
            <draw:glue-point draw:id="4" svg:x="1.571cm" svg:y="2cm"/>
            <text:p text:style-name="P3"><text:span text:style-name="T2">+operation()</text:span></text:p>
            <draw:enhanced-geometry svg:viewBox="0 0 21600 21600" draw:type="rectangle" draw:enhanced-path="M 0 0 L 21600 0 21600 21600 0 21600 0 0 Z N"/>
          </draw:custom-shape>
        </draw:g>
        <draw:g draw:id="id1">
          <draw:custom-shape draw:style-name="gr1" draw:text-style-name="P2" draw:layer="layout" svg:width="2.55cm" svg:height="1cm" svg:x="14.025cm" svg:y="8.95cm">
            <text:p text:style-name="P1"><text:span text:style-name="T1">Componen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2.55cm" svg:height="1cm" svg:x="14.025cm" svg:y="9.95cm">
            <text:p text:style-name="P3"><text:span text:style-name="T2">+operation()</text:span></text:p>
            <draw:enhanced-geometry svg:viewBox="0 0 21600 21600" draw:type="rectangle" draw:enhanced-path="M 0 0 L 21600 0 21600 21600 0 21600 0 0 Z N"/>
          </draw:custom-shape>
        </draw:g>
        <draw:g draw:id="id4">
          <draw:glue-point draw:id="4" svg:x="-0.714cm" svg:y="-1cm"/>
          <draw:glue-point draw:id="5" svg:x="2.777cm" svg:y="1cm" draw:escape-direction="right"/>
          <draw:custom-shape draw:style-name="gr1" draw:text-style-name="P2" draw:layer="layout" svg:width="2.25cm" svg:height="1cm" svg:x="17.75cm" svg:y="8.5cm">
            <text:p text:style-name="P1"><text:span text:style-name="T1">Scenario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2.25cm" svg:height="1.5cm" svg:x="17.75cm" svg:y="9.5cm">
            <draw:glue-point draw:id="4" svg:x="0.714cm" svg:y="-1.666cm"/>
            <text:p text:style-name="P5"><text:span text:style-name="T3">+enter()</text:span></text:p>
            <text:p text:style-name="P5"><text:span text:style-name="T3">+leave()</text:span></text:p>
            <draw:enhanced-geometry svg:viewBox="0 0 21600 21600" draw:type="rectangle" draw:enhanced-path="M 0 0 L 21600 0 21600 21600 0 21600 0 0 Z N"/>
          </draw:custom-shape>
        </draw:g>
        <draw:g draw:id="id5">
          <draw:custom-shape draw:style-name="gr1" draw:text-style-name="P2" draw:layer="layout" svg:width="2.25cm" svg:height="1cm" svg:x="17.75cm" svg:y="4cm">
            <text:p text:style-name="P1"><text:span text:style-name="T1">Aspec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2.25cm" svg:height="1.5cm" svg:x="17.75cm" svg:y="5cm">
            <text:p text:style-name="P5"><text:span text:style-name="T3">+enter()</text:span></text:p>
            <text:p text:style-name="P5"><text:span text:style-name="T3">+leave()</text:span></text:p>
            <draw:enhanced-geometry svg:viewBox="0 0 21600 21600" draw:type="rectangle" draw:enhanced-path="M 0 0 L 21600 0 21600 21600 0 21600 0 0 Z N"/>
          </draw:custom-shape>
        </draw:g>
        <draw:g draw:id="id7">
          <draw:custom-shape draw:style-name="gr2" draw:text-style-name="P1" draw:layer="layout" svg:width="3.55cm" svg:height="1.049cm" draw:transform="rotate (3.1415926535892) translate (24.9cm 10.049cm)">
            <text:p/>
            <draw:enhanced-geometry svg:viewBox="0 0 21600 21600" draw:mirror-horizontal="true" draw:glue-points="10800 0 0 10800 10800 21600 21600 10800" draw:text-areas="0 0 21600 ?f11" draw:type="paper" draw:modifiers="16977.076879752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6" draw:layer="layout" svg:width="3.494cm" svg:height="1.133cm" svg:x="21.287cm" svg:y="8.984cm">
            <draw:text-box>
              <text:p text:style-name="P3"><text:span text:style-name="T2">for all aspects</text:span></text:p>
              <text:p text:style-name="P3"><text:span text:style-name="T2"><text:s text:c="3"/></text:span><text:span text:style-name="T2">aspect-&gt;enter();</text:span></text:p>
            </draw:text-box>
          </draw:frame>
        </draw:g>
        <draw:g draw:id="id3">
          <draw:custom-shape draw:style-name="gr2" draw:text-style-name="P1" draw:layer="layout" svg:width="4.55cm" svg:height="1.884cm" draw:transform="rotate (3.1415926535892) translate (24.8cm 13.984cm)">
            <text:p/>
            <draw:enhanced-geometry svg:viewBox="0 0 21600 21600" draw:mirror-horizontal="true" draw:glue-points="10800 0 0 10800 10800 21600 21600 10800" draw:text-areas="0 0 21600 ?f11" draw:type="paper" draw:modifiers="16977.076879752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" draw:text-style-name="P6" draw:layer="layout" svg:width="4.613cm" svg:height="1.8cm" svg:x="20.187cm" svg:y="12.184cm">
            <draw:text-box>
              <text:p text:style-name="P3"><text:span text:style-name="T2">enter();</text:span></text:p>
              <text:p text:style-name="P3"><text:span text:style-name="T2">Component::operation();</text:span></text:p>
              <text:p text:style-name="P3"><text:span text:style-name="T2">leave();</text:span></text:p>
            </draw:text-box>
          </draw:frame>
        </draw:g>
        <draw:g draw:id="id6">
          <draw:custom-shape draw:style-name="gr1" draw:text-style-name="P2" draw:layer="layout" svg:width="2.45cm" svg:height="1cm" svg:x="14.075cm" svg:y="5.9cm">
            <text:p text:style-name="P1"><text:span text:style-name="T1">sc_modu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5cm" svg:height="0.5cm" svg:x="14.075cm" svg:y="6.9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7" draw:layer="layout" svg:x1="15.3cm" svg:y1="10.95cm" svg:x2="17.05cm" svg:y2="12.3cm" draw:start-shape="id1" draw:start-glue-point="2" draw:end-shape="id2" draw:end-glue-point="0" svg:d="m15300 10950v675h1750v675">
          <text:p/>
        </draw:connector>
        <draw:connector draw:style-name="gr7" draw:text-style-name="P7" draw:layer="layout" svg:x1="17.599cm" svg:y1="14cm" svg:x2="20.187cm" svg:y2="13.042cm" draw:start-shape="id2" draw:start-glue-point="4" draw:end-shape="id3" draw:end-glue-point="3" svg:d="m17599 14000h1907v-958h681">
          <text:p/>
        </draw:connector>
        <draw:connector draw:style-name="gr8" draw:text-style-name="P7" draw:layer="layout" svg:x1="18.875cm" svg:y1="8.5cm" svg:x2="18.875cm" svg:y2="6.5cm" draw:start-shape="id4" draw:start-glue-point="0" draw:end-shape="id5" draw:end-glue-point="2" svg:d="m18875 8500v-2000">
          <text:p/>
        </draw:connector>
        <draw:connector draw:style-name="gr6" draw:text-style-name="P7" draw:layer="layout" svg:x1="18.875cm" svg:y1="11cm" svg:x2="17.05cm" svg:y2="12.3cm" draw:start-shape="id4" draw:start-glue-point="2" draw:end-shape="id2" draw:end-glue-point="0" svg:d="m18875 11000v650h-1825v650">
          <text:p/>
        </draw:connector>
        <draw:connector draw:style-name="gr6" draw:text-style-name="P7" draw:layer="layout" svg:x1="15.3cm" svg:y1="7.4cm" svg:x2="15.3cm" svg:y2="8.95cm" draw:start-shape="id6" draw:start-glue-point="2" draw:end-shape="id1" draw:end-glue-point="0" svg:d="m15300 7400v1550">
          <text:p/>
        </draw:connector>
        <draw:connector draw:style-name="gr6" draw:text-style-name="P7" draw:layer="layout" svg:x1="16.525cm" svg:y1="6.65cm" svg:x2="17.75cm" svg:y2="5.25cm" draw:start-shape="id6" draw:start-glue-point="1" draw:end-shape="id5" draw:end-glue-point="3" svg:d="m16525 6650h613v-1400h612">
          <text:p/>
        </draw:connector>
        <draw:connector draw:style-name="gr7" draw:text-style-name="P7" draw:layer="layout" svg:x1="19.499cm" svg:y1="10cm" svg:x2="21.287cm" svg:y2="9.55cm" draw:start-shape="id4" draw:start-glue-point="5" draw:end-shape="id7" draw:end-glue-point="3" svg:d="m19499 10000h1157v-450h631">
          <text:p/>
        </draw:connector>
        <draw:connector draw:style-name="gr9" draw:text-style-name="P1" draw:layer="layout" svg:x1="13.8cm" svg:y1="13.3cm" svg:x2="15.3cm" svg:y2="13.3cm" draw:start-shape="id8" draw:start-glue-point="1" draw:end-shape="id2" svg:d="m13800 13300h1500">
          <text:p/>
        </draw:connector>
        <draw:frame draw:style-name="gr10" draw:text-style-name="P8" draw:layer="layout" svg:width="0.697cm" svg:height="0.692cm" svg:x="18.7cm" svg:y="7.1cm">
          <draw:text-box>
            <text:p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 50 100-50 100-50-100 50-100v4l46 96-46 96-46-96 46-96z"/>
    <draw:marker draw:name="StrokedTriangle" svg:viewBox="0 0 100 100" svg:d="m0 100 50-100 50 96h-4l-46-92-46 92h96v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1-02-01T16:34:16</dc:date>
    <dc:creator>Tiago Mück</dc:creator>
    <meta:editing-duration>PT00H49M09S</meta:editing-duration>
    <meta:editing-cycles>12</meta:editing-cycles>
    <meta:generator>OpenOffice.org/3.1$Unix OpenOffice.org_project/310m19$Build-9420</meta:generator>
    <meta:document-statistic meta:object-count="31"/>
  </office:meta>
</office:document-meta>
</file>